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OrgBulletedList"/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/>
      <text:h text:style-name="Heading_20_1" text:outline-level="1"><text:bookmark text:name="sec-1"/><text:bookmark-start text:name="OrgXref.sec-1"/>方針 <text:bookmark-end text:name="OrgXref.sec-1"/></text:h>
      <text:list xml:id="list437541758142485922" text:style-name="OrgBulletedList">
        <text:list-item>
          <text:p text:style-name="P2">org-mode形式 -&gt; ODT形式 -&gt; ODP形式 -&gt; PPT形式 </text:p>
          <text:list>
            <text:list-item>
              <text:p text:style-name="P2"><text:a xlink:type="simple" xlink:href="https://lists.gnu.org/archive/html/emacs-orgmode/2013-03/msg01712.html" text:style-name="Internet_20_link" text:visited-style-name="Visited_20_Internet_20_Link">Re: export presentations: org to ppt or odp</text:a> </text:p>
            </text:list-item>
            <text:list-item>
              <text:p text:style-name="P2"><text:a xlink:type="simple" xlink:href="http://smallbusiness.chron.com/convert-pdf-ppt-open-source-48940.html" text:style-name="Internet_20_link" text:visited-style-name="Visited_20_Internet_20_Link">How to Convert a PDF to a PPT with Open Source | Chron.com</text:a> </text:p>
            </text:list-item>
          </text:list>
        </text:list-item>
        <text:list-item>
          <text:p text:style-name="P2">org-mode形式 -&gt; beamer形式 -&gt; PDF形式 -&gt; ODP形式 -&gt; PPT形式 </text:p>
          <text:list>
            <text:list-item>
              <text:p text:style-name="P2"><text:a xlink:type="simple" xlink:href="http://www2.hyo-med.ac.jp/~tanimura/LaTeX/pdf2odp.html" text:style-name="Internet_20_link" text:visited-style-name="Visited_20_Internet_20_Link">pdf2odp</text:a> </text:p>
            </text:list-item>
          </text:list>
        </text:list-item>
      </text:list>
      <text:h text:style-name="Heading_20_2" text:outline-level="2"><text:bookmark text:name="sec-1-1"/><text:bookmark-start text:name="OrgXref.sec-1-1"/>環境 <text:bookmark-end text:name="OrgXref.sec-1-1"/></text:h>
      <text:list xml:id="list161513940967569" text:style-name="OrgBulletedList">
        <text:list-item>
          <text:p text:style-name="P2">Windows 8.1 </text:p>
        </text:list-item>
        <text:list-item>
          <text:p text:style-name="P2">PowerPoint 2013 </text:p>
        </text:list-item>
      </text:list>
      <text:p text:style-name="Text_20_body">実は、PowerPointを自宅に持っていないので、評価版を利用しました. </text:p>
      <text:list xml:id="list161512861414555" text:style-name="OrgBulletedList">
        <text:list-item>
          <text:p text:style-name="P2"><text:a xlink:type="simple" xlink:href="http://www.microsoft.com/ja-jp/office/2013/trial/default.aspx" text:style-name="Internet_20_link" text:visited-style-name="Visited_20_Internet_20_Link">http://www.microsoft.com/ja-jp/office/2013/trial/default.aspx</text:a> </text:p>
        </text:list-item>
      </text:list>
      <text:h text:style-name="Heading_20_1" text:outline-level="1"><text:bookmark text:name="sec-2"/><text:bookmark-start text:name="OrgXref.sec-2"/>org-mode形式 -&gt; ODT形式 -&gt; ODP形式 -&gt; PPT形式 <text:bookmark-end text:name="OrgXref.sec-2"/></text:h>
      <text:h text:style-name="Heading_20_2" text:outline-level="2"><text:bookmark text:name="sec-2-1"/><text:bookmark-start text:name="OrgXref.sec-2-1"/>org-mode から ODT形式に変換 <text:bookmark-end text:name="OrgXref.sec-2-1"/></text:h>
      <text:p text:style-name="Text_20_body">ox-odtパッケージを利用する. </text:p>
      <text:list xml:id="list161513813428780" text:style-name="OrgBulletedList">
        <text:list-item>
          <text:p text:style-name="P2"><text:a xlink:type="simple" xlink:href="https://github.com/emacsmirror/org/blob/master/lisp/ox-odt.el" text:style-name="Internet_20_link" text:visited-style-name="Visited_20_Internet_20_Link">https://github.com/emacsmirror/org/blob/master/lisp/ox-odt.el</text:a> </text:p>
        </text:list-item>
      </text:list>
      <text:p text:style-name="Text_20_body">これは、org-modeにデフォルトで入っているので、 以下のようにrequireする. </text:p>
      <text:p text:style-name="OrgSrcBlockLastLine">(<text:span text:style-name="OrgSrcFontLockKeywordFace">require</text:span> '<text:span text:style-name="OrgSrcFontLockConstantFace">ox-odt</text:span>)</text:p>
      <text:p text:style-name="Text_20_body">実行のためには、zip, unzipコマンドに環境変数PATHが通っている必要があった. 自分の場合は、cygwinからダウンロードしたコマンドにパスを通した. </text:p>
      <text:p text:style-name="Text_20_body">M-x org-odt-export-to-odt を実行すれば、odt形式のファイルが作成される. </text:p>
      <text:h text:style-name="Heading_20_2" text:outline-level="2"><text:bookmark text:name="sec-2-2"/><text:bookmark-start text:name="OrgXref.sec-2-2"/>ODT形式から PPT形式に変換 <text:bookmark-end text:name="OrgXref.sec-2-2"/></text:h>
      <text:p text:style-name="Text_20_body">LibreOffice Writer からODTファイルを開く. </text:p>
      <text:p text:style-name="Text_20_body">ファイル -&gt; 送る -&gt; プレゼンテーションに自動抽出 </text:p>
      <text:p text:style-name="Text_20_body">を選択.ODP形式でパワーポイントに出力される. それを PPTとして保存. </text:p>
      <text:list xml:id="list161512887666152" text:style-name="OrgBulletedList">
        <text:list-item>
          <text:p text:style-name="P2"><text:a xlink:type="simple" xlink:href="http://www.libreoffice.org/" text:style-name="Internet_20_link" text:visited-style-name="Visited_20_Internet_20_Link">Home | LibreOffice - Free Office Suite - Fun Project - Fantastic People</text:a> </text:p>
        </text:list-item>
      </text:list>
      <text:h text:style-name="Heading_20_1" text:outline-level="1"><text:bookmark text:name="sec-3"/><text:bookmark-start text:name="OrgXref.sec-3"/><text:soft-page-break/>org-mode形式 -&gt; beamer形式 -&gt; PDF形式 -&gt; ODP形式 -&gt; PPT形式 <text:bookmark-end text:name="OrgXref.sec-3"/></text:h>
      <text:h text:style-name="Heading_20_1" text:outline-level="1"><text:bookmark text:name="sec-4"/><text:bookmark-start text:name="OrgXref.sec-4"/>考察 <text:bookmark-end text:name="OrgXref.sec-4"/></text:h>
      <text:h text:style-name="Heading_20_2" text:outline-level="2"><text:bookmark text:name="sec-4-1"/><text:bookmark-start text:name="OrgXref.sec-4-1"/>Special Thanks <text:bookmark-end text:name="OrgXref.sec-4-1"/></text:h>
      <text:list xml:id="list161513925862577" text:style-name="OrgBulletedList">
        <text:list-item>
          <text:p text:style-name="P2"><text:a xlink:type="simple" xlink:href="https://lists.gnu.org/archive/html/emacs-orgmode/2013-03/msg01705.html" text:style-name="Internet_20_link" text:visited-style-name="Visited_20_Internet_20_Link">export presentations: org to ppt or odp</text:a> </text:p>
        </text:list-item>
      </text:list>
      <text:list xml:id="list161513484705405" text:style-name="OrgBulletedList">
        <text:list-item>
          <text:p text:style-name="P2"><text:a xlink:type="simple" xlink:href="http://orgmode.org/manual/Extending-ODT-export.html" text:style-name="Internet_20_link" text:visited-style-name="Visited_20_Internet_20_Link">Extending ODT export - The Org Manual</text:a> </text:p>
        </text:list-item>
        <text:list-item>
          <text:p text:style-name="P2"><text:a xlink:type="simple" xlink:href="http://orgmode.org/manual/Configuring-a-document-converter.html#Configuring-a-document-converter" text:style-name="Internet_20_link" text:visited-style-name="Visited_20_Internet_20_Link">Configuring a document converter - The Org Manual</text:a> </text:p>
        </text:list-item>
        <text:list-item>
          <text:p text:style-name="P2"><text:a xlink:type="simple" xlink:href="http://smallbusiness.chron.com/convert-odp-file-ppt-50324.html" text:style-name="Internet_20_link" text:visited-style-name="Visited_20_Internet_20_Link">How to Convert an ODP File to a PPT | Chron.com</text:a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style:paragraph-properties fo:padding="0cm" fo:border="none" style:shadow="none"/>
    </style:style>
    <style:style style:name="OrgClock" style:family="paragraph" style:parent-style-name="Text_20_body">
      <style:paragraph-properties fo:margin-top="0cm" fo:margin-bottom="0cm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graphic-properties draw:fill="solid" draw:fill-color="#c0c0c0"/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 loext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loext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style:graphic-properties draw:fill="solid" draw:fill-color="#002b36"/>
      <style:paragraph-properties fo:background-color="#002b36" fo:padding="0.049cm" fo:border="0.51pt solid #000000" style:shadow="none">
        <style:background-image/>
      </style:paragraph-properties>
      <style:text-properties fo:color="#839496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FontLockConstantFace" style:family="text">
      <style:text-properties fo:color="#268bd2"/>
    </style:style>
    <style:style style:name="OrgSrcFontLockKeywordFace" style:family="text">
      <style:text-properties fo:color="#859900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draw:fill="none" draw:fill-color="#fffff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draw:fill="none" draw:fill-color="#fffff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ff" style:background-transparency="0%" draw:fill="solid" draw:fill-color="#ffffff" fo:padding="0.15cm" fo:border="0.26pt solid #000000" style:shadow="none" draw:shadow-opacity="100%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2T16:15:20.150000000</dc:date>
    <meta:editing-duration>PT7S</meta:editing-duration>
    <meta:editing-cycles>1</meta:editing-cycles>
    <meta:document-statistic meta:table-count="0" meta:image-count="0" meta:object-count="0" meta:page-count="2" meta:paragraph-count="35" meta:word-count="413" meta:character-count="1118" meta:non-whitespace-character-count="980"/>
    <meta:generator>LibreOffice/4.4.2.2$Windows_x86 LibreOffice_project/c4c7d32d0d49397cad38d62472b0bc8acff48dd6</meta:generator>
  </office:meta>
</office:document-meta>
</file>